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3.902cm"/>
    </style:style>
    <style:style style:name="co10" style:family="table-column">
      <style:table-column-properties fo:break-before="auto" style:column-width="4.39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0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pt" fo:country="BR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unit_price_brl</text:p>
          </table:table-cell>
          <table:table-cell office:value-type="string" calcext:value-type="string">
            <text:p>unit_price_btc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_price_brl</text:p>
          </table:table-cell>
          <table:table-cell office:value-type="string" calcext:value-type="string">
            <text:p>total_price_btc</text:p>
          </table:table-cell>
          <table:table-cell office:value-type="string" calcext:value-type="string">
            <text:p><text:span text:style-name="T1">proposed</text:span>_unit_price_brl</text:p>
          </table:table-cell>
          <table:table-cell table:style-name="Default" office:value-type="string" calcext:value-type="string">
            <text:p><text:span text:style-name="T2">proposed_</text:span>unit_price_btc</text:p>
          </table:table-cell>
          <table:table-cell office:value-type="string" calcext:value-type="string">
            <text:p>proposed_quantity</text:p>
          </table:table-cell>
          <table:table-cell office:value-type="string" calcext:value-type="string">
            <text:p>proposed_total_price_brl</text:p>
          </table:table-cell>
          <table:table-cell office:value-type="string" calcext:value-type="string">
            <text:p>proposed_total_price_btc</text:p>
          </table:table-cell>
          <table:table-cell office:value-type="string" calcext:value-type="string">
            <text:p>actual_portfolio_weight</text:p>
          </table:table-cell>
          <table:table-cell office:value-type="string" calcext:value-type="string">
            <text:p>proposed_portfolio_weight</text:p>
          </table:table-cell>
          <table:table-cell office:value-type="string" calcext:value-type="string">
            <text:p>brl/btc</text:p>
          </table:table-cell>
          <table:table-cell office:value-type="string" calcext:value-type="string">
            <text:p>brl_total_portfolio_value</text:p>
          </table:table-cell>
        </table:table-row>
        <table:table-row table:style-name="ro1">
          <table:table-cell table:style-name="ce1" office:value-type="string" calcext:value-type="string">
            <text:p>ONG</text:p>
          </table:table-cell>
          <table:table-cell table:number-columns-repeated="2"/>
          <table:table-cell table:style-name="ce2" office:value-type="float" office:value="0.00001903" calcext:value-type="float">
            <text:p>0,00001903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0001903" calcext:value-type="float">
            <text:p>0,0001903</text:p>
          </table:table-cell>
          <table:table-cell/>
          <table:table-cell office:value-type="float" office:value="0.00002006" calcext:value-type="float">
            <text:p>0,0000200600</text:p>
          </table:table-cell>
          <table:table-cell table:formula="of:=IF([.H2]=&quot;&quot;;[.L2]/[.I2];[.K2]/[.H2])" office:value-type="float" office:value="64.7839195075659" calcext:value-type="float">
            <text:p>64,7839195075659</text:p>
          </table:table-cell>
          <table:table-cell table:formula="of:=[.$P$2]*[.N2]" office:value-type="float" office:value="434.782608695652" calcext:value-type="float">
            <text:p>434,782608695652</text:p>
          </table:table-cell>
          <table:table-cell table:formula="of:=[.K2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office:value-type="float" office:value="334560" calcext:value-type="float">
            <text:p>33456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table:number-columns-repeated="7"/>
          <table:table-cell office:value-type="float" office:value="0.00001267" calcext:value-type="float">
            <text:p>0,0000126700</text:p>
          </table:table-cell>
          <table:table-cell table:formula="of:=IF([.H3]=&quot;&quot;;[.L3]/[.I3];[.K3]/[.H3])" office:value-type="float" office:value="102.570278241655" calcext:value-type="float">
            <text:p>102,570278241655</text:p>
          </table:table-cell>
          <table:table-cell table:formula="of:=[.$P$2]*[.N3]" office:value-type="float" office:value="434.782608695652" calcext:value-type="float">
            <text:p>434,782608695652</text:p>
          </table:table-cell>
          <table:table-cell table:formula="of:=[.K3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G</text:p>
          </table:table-cell>
          <table:table-cell table:number-columns-repeated="7"/>
          <table:table-cell office:value-type="float" office:value="0.0001721" calcext:value-type="float">
            <text:p>0,0001721000</text:p>
          </table:table-cell>
          <table:table-cell table:formula="of:=IF([.H4]=&quot;&quot;;[.L4]/[.I4];[.K4]/[.H4])" office:value-type="float" office:value="7.55122269216602" calcext:value-type="float">
            <text:p>7,55122269216602</text:p>
          </table:table-cell>
          <table:table-cell table:formula="of:=[.$P$2]*[.N4]" office:value-type="float" office:value="434.782608695652" calcext:value-type="float">
            <text:p>434,782608695652</text:p>
          </table:table-cell>
          <table:table-cell table:formula="of:=[.K4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J</text:p>
          </table:table-cell>
          <table:table-cell table:number-columns-repeated="7"/>
          <table:table-cell office:value-type="float" office:value="0.00004834" calcext:value-type="float">
            <text:p>0,0000483400</text:p>
          </table:table-cell>
          <table:table-cell table:formula="of:=IF([.H5]=&quot;&quot;;[.L5]/[.I5];[.K5]/[.H5])" office:value-type="float" office:value="26.8838524063255" calcext:value-type="float">
            <text:p>26,8838524063255</text:p>
          </table:table-cell>
          <table:table-cell table:formula="of:=[.$P$2]*[.N5]" office:value-type="float" office:value="434.782608695652" calcext:value-type="float">
            <text:p>434,782608695652</text:p>
          </table:table-cell>
          <table:table-cell table:formula="of:=[.K5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IC</text:p>
          </table:table-cell>
          <table:table-cell table:number-columns-repeated="6"/>
          <table:table-cell office:value-type="float" office:value="8.77" calcext:value-type="float">
            <text:p>8,77</text:p>
          </table:table-cell>
          <table:table-cell/>
          <table:table-cell table:formula="of:=IF([.H6]=&quot;&quot;;[.L6]/[.I6];[.K6]/[.H6])" office:value-type="float" office:value="49.5761241386149" calcext:value-type="float">
            <text:p>49,5761241386149</text:p>
          </table:table-cell>
          <table:table-cell table:formula="of:=[.$P$2]*[.N6]" office:value-type="float" office:value="434.782608695652" calcext:value-type="float">
            <text:p>434,782608695652</text:p>
          </table:table-cell>
          <table:table-cell table:formula="of:=[.K6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</text:p>
          </table:table-cell>
          <table:table-cell table:number-columns-repeated="7"/>
          <table:table-cell office:value-type="float" office:value="0.0004715" calcext:value-type="float">
            <text:p>0,0004715000</text:p>
          </table:table-cell>
          <table:table-cell table:formula="of:=IF([.H7]=&quot;&quot;;[.L7]/[.I7];[.K7]/[.H7])" office:value-type="float" office:value="2.75623632093695" calcext:value-type="float">
            <text:p>2,75623632093695</text:p>
          </table:table-cell>
          <table:table-cell table:formula="of:=[.$P$2]*[.N7]" office:value-type="float" office:value="434.782608695652" calcext:value-type="float">
            <text:p>434,782608695652</text:p>
          </table:table-cell>
          <table:table-cell table:formula="of:=[.K7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</text:p>
          </table:table-cell>
          <table:table-cell table:number-columns-repeated="6"/>
          <table:table-cell office:value-type="float" office:value="12.11" calcext:value-type="float">
            <text:p>12,11</text:p>
          </table:table-cell>
          <table:table-cell/>
          <table:table-cell table:formula="of:=IF([.H8]=&quot;&quot;;[.L8]/[.I8];[.K8]/[.H8])" office:value-type="float" office:value="35.9027752845295" calcext:value-type="float">
            <text:p>35,9027752845295</text:p>
          </table:table-cell>
          <table:table-cell table:formula="of:=[.$P$2]*[.N8]" office:value-type="float" office:value="434.782608695652" calcext:value-type="float">
            <text:p>434,782608695652</text:p>
          </table:table-cell>
          <table:table-cell table:formula="of:=[.K8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O</text:p>
          </table:table-cell>
          <table:table-cell table:number-columns-repeated="7"/>
          <table:table-cell office:value-type="float" office:value="0.00005347" calcext:value-type="float">
            <text:p>0,0000534700</text:p>
          </table:table-cell>
          <table:table-cell table:formula="of:=IF([.H9]=&quot;&quot;;[.L9]/[.I9];[.K9]/[.H9])" office:value-type="float" office:value="24.3045712609271" calcext:value-type="float">
            <text:p>24,3045712609271</text:p>
          </table:table-cell>
          <table:table-cell table:formula="of:=[.$P$2]*[.N9]" office:value-type="float" office:value="434.782608695652" calcext:value-type="float">
            <text:p>434,782608695652</text:p>
          </table:table-cell>
          <table:table-cell table:formula="of:=[.K9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N</text:p>
          </table:table-cell>
          <table:table-cell table:number-columns-repeated="7"/>
          <table:table-cell office:value-type="float" office:value="0.00000987" calcext:value-type="float">
            <text:p>0,0000098700</text:p>
          </table:table-cell>
          <table:table-cell table:formula="of:=IF([.H10]=&quot;&quot;;[.L10]/[.I10];[.K10]/[.H10])" office:value-type="float" office:value="131.668229515884" calcext:value-type="float">
            <text:p>131,668229515884</text:p>
          </table:table-cell>
          <table:table-cell table:formula="of:=[.$P$2]*[.N10]" office:value-type="float" office:value="434.782608695652" calcext:value-type="float">
            <text:p>434,782608695652</text:p>
          </table:table-cell>
          <table:table-cell table:formula="of:=[.K10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</text:p>
          </table:table-cell>
          <table:table-cell table:number-columns-repeated="7"/>
          <table:table-cell office:value-type="float" office:value="0.00003541" calcext:value-type="float">
            <text:p>0,0000354100</text:p>
          </table:table-cell>
          <table:table-cell table:formula="of:=IF([.H11]=&quot;&quot;;[.L11]/[.I11];[.K11]/[.H11])" office:value-type="float" office:value="36.7005203423262" calcext:value-type="float">
            <text:p>36,7005203423262</text:p>
          </table:table-cell>
          <table:table-cell table:formula="of:=[.$P$2]*[.N11]" office:value-type="float" office:value="434.782608695652" calcext:value-type="float">
            <text:p>434,782608695652</text:p>
          </table:table-cell>
          <table:table-cell table:formula="of:=[.K11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I</text:p>
          </table:table-cell>
          <table:table-cell table:number-columns-repeated="7"/>
          <table:table-cell office:value-type="float" office:value="0.00000781" calcext:value-type="float">
            <text:p>0,0000078100</text:p>
          </table:table-cell>
          <table:table-cell table:formula="of:=IF([.H12]=&quot;&quot;;[.L12]/[.I12];[.K12]/[.H12])" office:value-type="float" office:value="166.397621680125" calcext:value-type="float">
            <text:p>166,397621680125</text:p>
          </table:table-cell>
          <table:table-cell table:formula="of:=[.$P$2]*[.N12]" office:value-type="float" office:value="434.782608695652" calcext:value-type="float">
            <text:p>434,782608695652</text:p>
          </table:table-cell>
          <table:table-cell table:formula="of:=[.K12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SI</text:p>
          </table:table-cell>
          <table:table-cell table:number-columns-repeated="7"/>
          <table:table-cell office:value-type="float" office:value="0.00001604" calcext:value-type="float">
            <text:p>0,0000160400</text:p>
          </table:table-cell>
          <table:table-cell table:formula="of:=IF([.H13]=&quot;&quot;;[.L13]/[.I13];[.K13]/[.H13])" office:value-type="float" office:value="81.0202883617065" calcext:value-type="float">
            <text:p>81,0202883617065</text:p>
          </table:table-cell>
          <table:table-cell table:formula="of:=[.$P$2]*[.N13]" office:value-type="float" office:value="434.782608695652" calcext:value-type="float">
            <text:p>434,782608695652</text:p>
          </table:table-cell>
          <table:table-cell table:formula="of:=[.K13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VE</text:p>
          </table:table-cell>
          <table:table-cell table:number-columns-repeated="7"/>
          <table:table-cell office:value-type="float" office:value="0.00001776" calcext:value-type="float">
            <text:p>0,0000177600</text:p>
          </table:table-cell>
          <table:table-cell table:formula="of:=IF([.H14]=&quot;&quot;;[.L14]/[.I14];[.K14]/[.H14])" office:value-type="float" office:value="73.173728903253" calcext:value-type="float">
            <text:p>73,173728903253</text:p>
          </table:table-cell>
          <table:table-cell table:formula="of:=[.$P$2]*[.N14]" office:value-type="float" office:value="434.782608695652" calcext:value-type="float">
            <text:p>434,782608695652</text:p>
          </table:table-cell>
          <table:table-cell table:formula="of:=[.K14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</text:p>
          </table:table-cell>
          <table:table-cell table:number-columns-repeated="7"/>
          <table:table-cell office:value-type="float" office:value="0.00001877" calcext:value-type="float">
            <text:p>0,0000187700</text:p>
          </table:table-cell>
          <table:table-cell table:formula="of:=IF([.H15]=&quot;&quot;;[.L15]/[.I15];[.K15]/[.H15])" office:value-type="float" office:value="69.2363039596043" calcext:value-type="float">
            <text:p>69,2363039596043</text:p>
          </table:table-cell>
          <table:table-cell table:formula="of:=[.$P$2]*[.N15]" office:value-type="float" office:value="434.782608695652" calcext:value-type="float">
            <text:p>434,782608695652</text:p>
          </table:table-cell>
          <table:table-cell table:formula="of:=[.K15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C</text:p>
          </table:table-cell>
          <table:table-cell table:number-columns-repeated="7"/>
          <table:table-cell office:value-type="float" office:value="0.00004402" calcext:value-type="float">
            <text:p>0,0000440200</text:p>
          </table:table-cell>
          <table:table-cell table:formula="of:=IF([.H16]=&quot;&quot;;[.L16]/[.I16];[.K16]/[.H16])" office:value-type="float" office:value="29.5221586851834" calcext:value-type="float">
            <text:p>29,5221586851834</text:p>
          </table:table-cell>
          <table:table-cell table:formula="of:=[.$P$2]*[.N16]" office:value-type="float" office:value="434.782608695652" calcext:value-type="float">
            <text:p>434,782608695652</text:p>
          </table:table-cell>
          <table:table-cell table:formula="of:=[.K16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</text:p>
          </table:table-cell>
          <table:table-cell table:number-columns-repeated="6"/>
          <table:table-cell office:value-type="float" office:value="17.88" calcext:value-type="float">
            <text:p>17,88</text:p>
          </table:table-cell>
          <table:table-cell/>
          <table:table-cell table:formula="of:=IF([.H17]=&quot;&quot;;[.L17]/[.I17];[.K17]/[.H17])" office:value-type="float" office:value="24.3167007100477" calcext:value-type="float">
            <text:p>24,3167007100477</text:p>
          </table:table-cell>
          <table:table-cell table:formula="of:=[.$P$2]*[.N17]" office:value-type="float" office:value="434.782608695652" calcext:value-type="float">
            <text:p>434,782608695652</text:p>
          </table:table-cell>
          <table:table-cell table:formula="of:=[.K17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V</text:p>
          </table:table-cell>
          <table:table-cell table:number-columns-repeated="7"/>
          <table:table-cell office:value-type="float" office:value="0.00006473" calcext:value-type="float">
            <text:p>0,0000647300</text:p>
          </table:table-cell>
          <table:table-cell table:formula="of:=IF([.H18]=&quot;&quot;;[.L18]/[.I18];[.K18]/[.H18])" office:value-type="float" office:value="20.0767097995021" calcext:value-type="float">
            <text:p>20,0767097995021</text:p>
          </table:table-cell>
          <table:table-cell table:formula="of:=[.$P$2]*[.N18]" office:value-type="float" office:value="434.782608695652" calcext:value-type="float">
            <text:p>434,782608695652</text:p>
          </table:table-cell>
          <table:table-cell table:formula="of:=[.K18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</text:p>
          </table:table-cell>
          <table:table-cell table:number-columns-repeated="7"/>
          <table:table-cell office:value-type="float" office:value="0.00005468" calcext:value-type="float">
            <text:p>0,0000546800</text:p>
          </table:table-cell>
          <table:table-cell table:formula="of:=IF([.H19]=&quot;&quot;;[.L19]/[.I19];[.K19]/[.H19])" office:value-type="float" office:value="23.7667415018612" calcext:value-type="float">
            <text:p>23,7667415018612</text:p>
          </table:table-cell>
          <table:table-cell table:formula="of:=[.$P$2]*[.N19]" office:value-type="float" office:value="434.782608695652" calcext:value-type="float">
            <text:p>434,782608695652</text:p>
          </table:table-cell>
          <table:table-cell table:formula="of:=[.K19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X</text:p>
          </table:table-cell>
          <table:table-cell table:number-columns-repeated="6"/>
          <table:table-cell office:value-type="float" office:value="576.7" calcext:value-type="float">
            <text:p>576,7</text:p>
          </table:table-cell>
          <table:table-cell/>
          <table:table-cell table:formula="of:=IF([.H20]=&quot;&quot;;[.L20]/[.I20];[.K20]/[.H20])" office:value-type="float" office:value="0.753914702090605" calcext:value-type="float">
            <text:p>0,753914702090605</text:p>
          </table:table-cell>
          <table:table-cell table:formula="of:=[.$P$2]*[.N20]" office:value-type="float" office:value="434.782608695652" calcext:value-type="float">
            <text:p>434,782608695652</text:p>
          </table:table-cell>
          <table:table-cell table:formula="of:=[.K20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T</text:p>
          </table:table-cell>
          <table:table-cell table:number-columns-repeated="7"/>
          <table:table-cell office:value-type="float" office:value="0.000742" calcext:value-type="float">
            <text:p>0,0007420000</text:p>
          </table:table-cell>
          <table:table-cell table:formula="of:=IF([.H21]=&quot;&quot;;[.L21]/[.I21];[.K21]/[.H21])" office:value-type="float" office:value="1.75143588318298" calcext:value-type="float">
            <text:p>1,75143588318298</text:p>
          </table:table-cell>
          <table:table-cell table:formula="of:=[.$P$2]*[.N21]" office:value-type="float" office:value="434.782608695652" calcext:value-type="float">
            <text:p>434,782608695652</text:p>
          </table:table-cell>
          <table:table-cell table:formula="of:=[.K21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R</text:p>
          </table:table-cell>
          <table:table-cell table:number-columns-repeated="7"/>
          <table:table-cell office:value-type="float" office:value="0.0001584" calcext:value-type="float">
            <text:p>0,0001584000</text:p>
          </table:table-cell>
          <table:table-cell table:formula="of:=IF([.H22]=&quot;&quot;;[.L22]/[.I22];[.K22]/[.H22])" office:value-type="float" office:value="8.20432718006169" calcext:value-type="float">
            <text:p>8,20432718006169</text:p>
          </table:table-cell>
          <table:table-cell table:formula="of:=[.$P$2]*[.N22]" office:value-type="float" office:value="434.782608695652" calcext:value-type="float">
            <text:p>434,782608695652</text:p>
          </table:table-cell>
          <table:table-cell table:formula="of:=[.K22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</text:p>
          </table:table-cell>
          <table:table-cell table:number-columns-repeated="7"/>
          <table:table-cell office:value-type="float" office:value="0.00003587" calcext:value-type="float">
            <text:p>0,0000358700</text:p>
          </table:table-cell>
          <table:table-cell table:formula="of:=IF([.H23]=&quot;&quot;;[.L23]/[.I23];[.K23]/[.H23])" office:value-type="float" office:value="36.229869677217" calcext:value-type="float">
            <text:p>36,229869677217</text:p>
          </table:table-cell>
          <table:table-cell table:formula="of:=[.$P$2]*[.N23]" office:value-type="float" office:value="434.782608695652" calcext:value-type="float">
            <text:p>434,782608695652</text:p>
          </table:table-cell>
          <table:table-cell table:formula="of:=[.K23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S</text:p>
          </table:table-cell>
          <table:table-cell table:number-columns-repeated="6"/>
          <table:table-cell office:value-type="float" office:value="758.1" calcext:value-type="float">
            <text:p>758,1</text:p>
          </table:table-cell>
          <table:table-cell/>
          <table:table-cell table:formula="of:=IF([.H24]=&quot;&quot;;[.L24]/[.I24];[.K24]/[.H24])" office:value-type="float" office:value="0.573516170288421" calcext:value-type="float">
            <text:p>0,573516170288421</text:p>
          </table:table-cell>
          <table:table-cell table:formula="of:=[.$P$2]*[.N24]" office:value-type="float" office:value="434.782608695652" calcext:value-type="float">
            <text:p>434,782608695652</text:p>
          </table:table-cell>
          <table:table-cell table:formula="of:=[.K24]/[.$O$2]" office:value-type="float" office:value="0.00129956542532177" calcext:value-type="float">
            <text:p>0,001299565425322</text:p>
          </table:table-cell>
          <table:table-cell/>
          <table:table-cell table:formula="of:=1/COUNTA([.$A$2:.$A$39])" office:value-type="float" office:value="0.0434782608695652" calcext:value-type="float">
            <text:p>0,0434782608695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7" loext:min-decimal-places="7" number:min-integer-digits="1" number:grouping="true"/>
    </number:number-style>
    <number:number-style style:name="N112">
      <number:number number:decimal-places="8" loext:min-decimal-places="8" number:min-integer-digits="1" number:grouping="true"/>
    </number:number-style>
    <number:number-style style:name="N113">
      <number:number number:decimal-places="9" loext:min-decimal-places="9" number:min-integer-digits="1" number:grouping="true"/>
    </number:number-style>
    <number:number-style style:name="N114">
      <number:number number:decimal-places="10" loext:min-decimal-places="10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7T12:52:57.016819470</dc:date>
    <meta:editing-duration>PT1H33M9S</meta:editing-duration>
    <meta:editing-cycles>6</meta:editing-cycles>
    <meta:generator>LibreOffice/6.4.7.2$Linux_X86_64 LibreOffice_project/40$Build-2</meta:generator>
    <meta:document-statistic meta:table-count="1" meta:cell-count="159" meta:object-count="0"/>
  </office:meta>
</office:document-meta>
</file>